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c3db5" officeooo:paragraph-rsid="001c3db5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d9c6d" officeooo:paragraph-rsid="001d9c6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d9c6d" officeooo:paragraph-rsid="001d9c6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c3d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istemas usados em órgãos públicos ganham em segurança com a utilização do software livre</text:p>
      <text:p text:style-name="P1"><text:s/></text:p>
      <text:p text:style-name="P2"/>
      <text:p text:style-name="P14">Palestra do Fórum Internacional Software Livre (FISL) demonstra como o Governo pode ficar fica mais seguro contra vírus e invasões</text:p>
      <text:p text:style-name="P14"><text:s/></text:p>
      <text:p text:style-name="P14"></text:p>
      <text:p text:style-name="P14">O número de revelações de casos de espionagem cresce a cada ano. Denúncias de órgãos de segurança de diversos países do mundo mostram a fragilidade dos sistemas utilizados. O assunto foi tema da palestra "Software Livre e Segurança em Governo" na tarde desta quarta-feira (07/05) durante o Fórum Internacional Software Livre (FISL). Trabalhando com software livre, o Serviço Federal de Processamento de Dados (Serpro) defende a a utilização do software livre no governo. De acordo com o coordenador estratégico de software livre do Serpro, Deivi Lopes Kuhn, esse é um tema que não deveria ter tabu.</text:p>
      <text:p text:style-name="P14"></text:p>
      <text:p text:style-name="P14">- Nós implantamos o software livre em quatro mil estações de trabalho do Serpro em 2004. Quase dez anos depois, nós nunca tivemos casos de vírus ou de de invasão no sistema. Isso demonstra a eficácia deste sistema. Não existe 100% de segurança. O que existe é o local com mais ou menos segurança, e o software livre apresenta os melhores números para se trabalhar sem medo - destacou Deivi Lopes Kuhn.</text:p>
      <text:p text:style-name="P14"></text:p>
      <text:p text:style-name="P14">O Serpro está realizando a migração para software livre em diversos órgãos do Governo Federal. Segundo o diretor operacional do Serpro, Wilton Motta, ainda existe muita resistência dos funcionários na troca de sistema.</text:p>
      <text:p text:style-name="P14"></text:p>
      <text:p text:style-name="P14">- Ainda existe muita gente que diz que o software livre não funciona e que é ruim. Porém, só no último ano, percebemos crescimento de 60% no uso do software livre. O que as pessoas não sabem é que esses sistemas possuem muitas facilidades de implementar soluções - garantiu Wilton Motta.</text:p>
      <text:p text:style-name="P14"></text:p>
      <text:p text:style-name="P14">A dupla acredita que existe a cultura da falta de privacidade na população e que essa mentalidade está enraizada em alguns representantes do governo. Dentre os órgãos que estão recebendo melhorias com a implementação do software livre estão a Presidência da República, Receita Federal, Ministério da Fazenda, Ministério da Justiça, Ministério das Cidades, Ministério do Planejamento e Ministério do Desenvolvimento. <text:span text:style-name="T3">O Fórum Internacional Software Livre ocorre até sábado (10/05), no Centro de Eventos da PUC-RS. Outras informações podem ser obtidas no site </text:span><text:a xlink:type="simple" xlink:href="http://www.fisl.org.br/"><text:span text:style-name="T3">www.fisl.org.br</text:span></text:a></text:p>
      <text:p text:style-name="P3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<text:soft-page-break/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4</meta:editing-cycles>
    <meta:creation-date>2014-04-30T13:37:00</meta:creation-date>
    <dc:date>2014-05-07T17:26:26.520486051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2" meta:paragraph-count="25" meta:word-count="473" meta:character-count="3083" meta:non-whitespace-character-count="26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